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2b746" officeooo:paragraph-rsid="0012b746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2b746" officeooo:paragraph-rsid="0012b746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2b746" officeooo:paragraph-rsid="0012b746" style:font-size-asian="16pt" style:font-style-asian="italic" style:font-size-complex="16pt" style:font-style-complex="italic"/>
    </style:style>
    <style:style style:name="T1" style:family="text">
      <style:text-properties officeooo:rsid="0012b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ce to Face</text:p>
      <text:p text:style-name="P1"/>
      <text:p text:style-name="P5">Face to face with Christ my saviour,</text:p>
      <text:p text:style-name="P5">Face to face, what will it be-</text:p>
      <text:p text:style-name="P5">When with rapture I behold Him,</text:p>
      <text:p text:style-name="P5">Jesus Christ Who died for me.</text:p>
      <text:p text:style-name="P5"/>
      <text:p text:style-name="P5">Only faintly now I see Him,</text:p>
      <text:p text:style-name="P5">With the darkling veil between,</text:p>
      <text:p text:style-name="P5">But, a blessed day is coming,</text:p>
      <text:p text:style-name="P5">When His glory shall be seen.</text:p>
      <text:p text:style-name="P5"/>
      <text:p text:style-name="P5">What rejoicing in His presence,</text:p>
      <text:p text:style-name="P5">When are banished grief and pain;</text:p>
      <text:p text:style-name="P5">When the crooked ways are straightened,</text:p>
      <text:p text:style-name="P5">And the dark things shall be plain.</text:p>
      <text:p text:style-name="P5"/>
      <text:p text:style-name="P5">Face to face! O blissful moment!</text:p>
      <text:p text:style-name="P5">Face to face - to see and know;</text:p>
      <text:p text:style-name="P5">Face to face with my redeemer,</text:p>
      <text:p text:style-name="P5">Jesus Christ Who loves me so.</text:p>
      <text:p text:style-name="P2"/>
      <text:p text:style-name="P6">Refrain</text:p>
      <text:p text:style-name="P6"/>
      <text:p text:style-name="P7">Face to face I shall behold Him,</text:p>
      <text:p text:style-name="P7">Far beyond the starry sky;</text:p>
      <text:p text:style-name="P7">Face to face in all His glory,</text:p>
      <text:p text:style-name="P7">I shall see Him by and by.</text:p>
      <text:p text:style-name="P2"/>
      <text:p text:style-name="P2"/>
      <text:p text:style-name="P2">Composer: <text:span text:style-name="T1">Grant Colfax Tullar (1869-1950)</text:span></text:p>
      <text:p text:style-name="P2">Lyricist: <text:span text:style-name="T1">Carrie E. Breck (1855-1934)</text:span></text:p>
      <text:p text:style-name="P2"/>
      <text:p text:style-name="P2"/>
      <text:p text:style-name="P2"/>
      <text:p text:style-name="P5">Hymns of Truth and Praise: 6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17:36.153632333</meta:creation-date>
    <meta:editing-duration>PT35M21S</meta:editing-duration>
    <meta:editing-cycles>2</meta:editing-cycles>
    <meta:generator>LibreOffice/6.2.8.2$MacOSX_X86_64 LibreOffice_project/f82ddfca21ebc1e222a662a32b25c0c9d20169ee</meta:generator>
    <dc:title>TubaHymn</dc:title>
    <dc:date>2020-05-09T09:52:53.403335889</dc:date>
    <meta:document-statistic meta:table-count="0" meta:image-count="0" meta:object-count="0" meta:page-count="1" meta:paragraph-count="25" meta:word-count="145" meta:character-count="743" meta:non-whitespace-character-count="623"/>
    <meta:template xlink:type="simple" xlink:actuate="onRequest" xlink:title="TubaHymn" xlink:href="../../../../../Library/Application%20Support/LibreOffice/4/user/template/TubaHymn1.ott" meta:date="2020-05-09T09:17:35.692010855"/>
  </office:meta>
</office:document-meta>
</file>